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3.4069">
            <text:p>93.406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97.3185">
            <text:p>97.3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8771">
            <text:p>96.87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2774">
            <text:p>98.277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395">
            <text:p>97.339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182">
            <text:p>97.4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381">
            <text:p>96.8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658">
            <text:p>97.365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85">
            <text:p>96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6875">
            <text:p>96.6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339">
            <text:p>97.233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0813">
            <text:p>96.0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059">
            <text:p>96.8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978">
            <text:p>98.09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6158">
            <text:p>97.615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29">
            <text:p>96.9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238">
            <text:p>99.22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214">
            <text:p>97.32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7.334">
            <text:p>97.33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8">
            <text:p>98.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4731">
            <text:p>96.47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5537">
            <text:p>97.55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4.8563">
            <text:p>94.8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92">
            <text:p>97.99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824">
            <text:p>97.4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2">
            <text:p>96.4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8322">
            <text:p>98.8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959">
            <text:p>97.795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5133">
            <text:p>96.5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5">
            <text:p>98.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773">
            <text:p>97.7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462">
            <text:p>96.8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708">
            <text:p>97.9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6278">
            <text:p>98.6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167">
            <text:p>96.21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435">
            <text:p>97.04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281">
            <text:p>97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9893">
            <text:p>95.98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4225">
            <text:p>97.42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784">
            <text:p>98.078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1462">
            <text:p>96.1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147">
            <text:p>97.714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421">
            <text:p>98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654">
            <text:p>97.265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0435">
            <text:p>97.0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364">
            <text:p>98.2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5688">
            <text:p>98.5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705">
            <text:p>98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783">
            <text:p>96.5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034">
            <text:p>97.503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857">
            <text:p>98.18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0409">
            <text:p>96.0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7875">
            <text:p>98.7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685">
            <text:p>98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556">
            <text:p>97.355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128">
            <text:p>97.91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3039">
            <text:p>97.30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622">
            <text:p>97.662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.2714">
            <text:p>98.2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432">
            <text:p>96.4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222">
            <text:p>97.0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065">
            <text:p>98.106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5313">
            <text:p>98.5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6">
            <text:p>98.0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067">
            <text:p>99.2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0036">
            <text:p>96.0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611">
            <text:p>97.5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1933">
            <text:p>95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16">
            <text:p>97.82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869">
            <text:p>98.386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524">
            <text:p>98.2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434">
            <text:p>97.54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278">
            <text:p>98.6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089">
            <text:p>97.208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5727">
            <text:p>95.5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731">
            <text:p>98.07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229">
            <text:p>97.22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936">
            <text:p>97.59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45">
            <text:p>98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393">
            <text:p>97.4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6667">
            <text:p>96.66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742">
            <text:p>97.57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79">
            <text:p>96.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4667">
            <text:p>98.4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111">
            <text:p>97.41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8667">
            <text:p>97.8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8087">
            <text:p>98.8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0667">
            <text:p>97.06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857">
            <text:p>97.68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3476">
            <text:p>96.3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214">
            <text:p>98.4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572">
            <text:p>95.85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.6667">
            <text:p>93.6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05">
            <text:p>97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312">
            <text:p>97.33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.1826">
            <text:p>96.1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0917">
            <text:p>96.09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645">
            <text:p>98.264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4">
            <text:p>97.6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4">
            <text:p>96.7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.2808">
            <text:p>97.280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6.24">
            <text:p>96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875">
            <text:p>97.8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7524">
            <text:p>98.75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125">
            <text:p>99.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167">
            <text:p>95.9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5072">
            <text:p>98.5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525">
            <text:p>97.45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83">
            <text:p>97.48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6643">
            <text:p>95.6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406">
            <text:p>96.44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739">
            <text:p>98.7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864">
            <text:p>97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182">
            <text:p>99.2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563">
            <text:p>96.65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12">
            <text:p>97.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1769">
            <text:p>96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616">
            <text:p>98.161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588">
            <text:p>97.5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7771">
            <text:p>97.77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5067">
            <text:p>98.5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9555">
            <text:p>95.9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8179">
            <text:p>98.81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6">
            <text:p>98.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96">
            <text:p>96.79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2185">
            <text:p>96.2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419">
            <text:p>96.641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3762">
            <text:p>96.3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926">
            <text:p>97.39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96">
            <text:p>98.39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781">
            <text:p>96.97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0091">
            <text:p>98.0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438">
            <text:p>96.74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375">
            <text:p>99.2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4728">
            <text:p>96.472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0417">
            <text:p>95.0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417">
            <text:p>96.6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769">
            <text:p>99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308">
            <text:p>96.93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81">
            <text:p>98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074">
            <text:p>97.70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739">
            <text:p>97.4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564">
            <text:p>98.456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8771">
            <text:p>96.87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04">
            <text:p>98.4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107">
            <text:p>98.11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579">
            <text:p>96.5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8833">
            <text:p>95.8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783">
            <text:p>96.5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1521">
            <text:p>98.152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579">
            <text:p>98.157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943">
            <text:p>98.39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435">
            <text:p>96.14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6072">
            <text:p>95.6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1">
            <text:p>96.7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8975">
            <text:p>97.897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4.7334">
            <text:p>94.733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4657">
            <text:p>97.46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9735">
            <text:p>97.973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.8286">
            <text:p>94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4.4529">
            <text:p>94.4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682">
            <text:p>97.8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SUM([.A1:.A500])/500" office:value-type="float" office:value="98.0009630000001">
            <text:p>98.000963</text:p>
          </table:table-cell>
          <table:table-cell table:formula="of:=SUM([.B1:.B500])/500" office:value-type="float" office:value="16.54">
            <text:p>16.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1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1:58:39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